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Heading_20_1">
      <style:text-properties officeooo:rsid="0001f390" officeooo:paragraph-rsid="0001f390"/>
    </style:style>
    <style:style style:name="P2" style:family="paragraph" style:parent-style-name="Heading_20_1">
      <style:text-properties officeooo:rsid="0002bc65" officeooo:paragraph-rsid="0002bc65"/>
    </style:style>
    <style:style style:name="P3" style:family="paragraph" style:parent-style-name="Heading_20_1">
      <style:text-properties officeooo:rsid="0003ff0f" officeooo:paragraph-rsid="0003ff0f"/>
    </style:style>
    <style:style style:name="P4" style:family="paragraph" style:parent-style-name="Standard">
      <style:text-properties officeooo:rsid="0001f390" officeooo:paragraph-rsid="0001f390"/>
    </style:style>
    <style:style style:name="P5" style:family="paragraph" style:parent-style-name="Text_20_body">
      <style:text-properties officeooo:rsid="0001f390" officeooo:paragraph-rsid="0001f390"/>
    </style:style>
    <style:style style:name="P6" style:family="paragraph" style:parent-style-name="Text_20_body">
      <style:text-properties officeooo:rsid="0002bc65" officeooo:paragraph-rsid="0002bc65"/>
    </style:style>
    <style:style style:name="P7" style:family="paragraph" style:parent-style-name="Text_20_body">
      <style:text-properties officeooo:rsid="0002bc65" officeooo:paragraph-rsid="0003e8aa"/>
    </style:style>
    <style:style style:name="P8" style:family="paragraph" style:parent-style-name="Text_20_body">
      <style:text-properties officeooo:rsid="0003ff0f" officeooo:paragraph-rsid="0003ff0f"/>
    </style:style>
    <style:style style:name="P9" style:family="paragraph" style:parent-style-name="Text_20_body">
      <style:paragraph-properties fo:text-align="start" style:justify-single-word="false" style:writing-mode="lr-tb"/>
    </style:style>
    <style:style style:name="P10" style:family="paragraph" style:parent-style-name="Title">
      <style:text-properties officeooo:rsid="0001f390" officeooo:paragraph-rsid="0001f390"/>
    </style:style>
    <style:style style:name="T1" style:family="text">
      <style:text-properties style:font-name="Liberation Serif" style:font-name-asian="Liberation Serif" style:font-name-complex="Liberation Serif"/>
    </style:style>
    <style:style style:name="T2" style:family="text">
      <style:text-properties style:font-name="sans-serif" fo:font-size="13.5pt"/>
    </style:style>
    <style:style style:name="T3" style:family="text">
      <style:text-properties officeooo:rsid="0002bc65"/>
    </style:style>
    <style:style style:name="T4" style:family="text">
      <style:text-properties officeooo:rsid="0003e8aa"/>
    </style:style>
    <style:style style:name="T5" style:family="text">
      <style:text-properties officeooo:rsid="0003ff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r automatische Tribok ihres Vertrauens<text:span text:style-name="T1">™</text:span></text:p>
      <text:p text:style-name="P5"><text:span text:style-name="T1">Lukas Tetzlaff, Joel Krec - Fachinformatiker für Anwendungsentwicklung - Lernfeld 7</text:span></text:p>
      <text:p text:style-name="P5"><text:span text:style-name="T1"/></text:p>
      <text:p text:style-name="P5"><text:span text:style-name="T1">November 2022</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10"><text:soft-page-break/>Inhaltsverzeichnis</text:p>
      <text:p text:style-name="P4"><text:bookmark text:name="page3R_mcid10"/><text:span text:style-name="T2">1.</text:span> <text:span text:style-name="T2">Formulierung des Themas</text:span></text:p>
      <text:p text:style-name="P4"><text:bookmark text:name="page3R_mcid18"/><text:span text:style-name="T2">2.</text:span> <text:span text:style-name="T2">Ausgangssituation</text:span></text:p>
      <text:p text:style-name="P4"><text:bookmark text:name="page3R_mcid25"/><text:span text:style-name="T2">3.</text:span> <text:span text:style-name="T2">Ressourcen und</text:span> <text:span text:style-name="T2">Ablaufplanung</text:span></text:p>
      <text:p text:style-name="P4"><text:bookmark text:name="page3R_mcid35"/><text:span text:style-name="T2">4.</text:span> <text:span text:style-name="T2">Durchführung</text:span></text:p>
      <text:p text:style-name="P4"><text:bookmark text:name="page3R_mcid47"/><text:span text:style-name="T2">5.</text:span> <text:span text:style-name="T2">Projektergebnis</text:span></text:p>
      <text:p text:style-name="P4"><text:bookmark text:name="page3R_mcid57"/><text:span text:style-name="T2">6.</text:span> <text:span text:style-name="T2">Anlage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 text:outline-level="1"><text:soft-page-break/>Formulierung des Themas</text:h>
      <text:p text:style-name="P5">Das Thema dieses Projektes ist die erfolgreiche Verwendung eines Microcontrollers in einer simplen und interessanten Anwendungsmöglichkeit<text:span text:style-name="T3">. Für diese Arbeit wurde sich für die Automatisierung einer mittelalterlichen Belagerungswaffe, einem Tribok, in Modellform entschieden.</text:span></text:p>
      <text:p text:style-name="P6">Dabei soll das Zielen und Feuern des Modells mit dem Microcontroller gesteuert werden. Geplant dafür ist eine Anzeige, welche den, durch den Benutzer auswählbaren, Zielort darstellt und in Echtzeit die Zielvorrichtung dementsprechend ausrichtet. Per Knopfdruck soll daraufhin der Feuermechanismus ausgelöst werden.</text:p>
      <text:p text:style-name="P6"/>
      <text:h text:style-name="P2" text:outline-level="1">Ausgangssituation</text:h>
      <text:p text:style-name="P7">Zu den Projektzielen gehören Erstellung und Konstruktion des Triboks, Beschaffung und Anbringen der elektronischen Bauteile, Programmieren der benötigten Software und Testen sowie Kalibrieren der zusammengesetzten Einzelkomponenten.<text:span text:style-name="T4"> </text:span></text:p>
      <text:p text:style-name="P7"><text:span text:style-name="T4">Schon vorliegende mögliche Komponenten und Werkzeuge sind 3D-Drucker zum Erstellen von Strukturelementen, verschiedenste elektronische Bauteile, wie Schrittmotoren, Servos, Arduino Uno und Mega, 9-Voltblock, <text:s/>der dafür benötigte Anschluss</text:span><text:span text:style-name="T5">,</text:span><text:span text:style-name="T4"> ein LCD </text:span><text:span text:style-name="T5">und diverse Kabel für die vorher genannte Elektronik. </text:span></text:p>
      <text:h text:style-name="P3" text:outline-level="1">Ressourcen und Ablaufplan</text:h>
      <text:p text:style-name="P8">Joel hat den 3D-Drucker, also druckt er.</text:p>
      <text:p text:style-name="P8">Lukas hat Langeweile, also hat er programmiert.</text:p>
      <text:p text:style-name="P8">Joel hat eh bei Amazon bestellt, also hat er fehlende Teile bestellt, bruh.</text:p>
      <text:p text:style-name="P8"/>
      <text:p text:style-name="P8"><text:bookmark text:name="yui_3_17_2_1_1667389845679_102"/>Arduino = 5 €</text:p>
      <text:p text:style-name="P9"><text:bookmark text:name="yui_3_17_2_1_1667389845679_108"/>3 Servos = 20 €</text:p>
      <text:p text:style-name="P9"><text:bookmark text:name="yui_3_17_2_1_1667389845679_109"/>LCD = 10 €</text:p>
      <text:p text:style-name="P9"><text:bookmark text:name="yui_3_17_2_1_1667389845679_110"/>Joystick = 4 €</text:p>
      <text:p text:style-name="P9">3d drucker pla = 36€/kg geplanter Verbrauch ca 300g</text:p>
      <text:p text:style-name="P9"><text:bookmark text:name="yui_3_17_2_1_1667389845679_111"/>Weiteres Zeug wie Kabel, Schlinge, Gaffa = ca 5-10 €</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2:07:13.694738670</meta:creation-date>
    <dc:date>2022-11-02T13:04:53.418543823</dc:date>
    <meta:editing-duration>PT5M8S</meta:editing-duration>
    <meta:editing-cycles>1</meta:editing-cycles>
    <meta:document-statistic meta:table-count="0" meta:image-count="0" meta:object-count="0" meta:page-count="3" meta:paragraph-count="26" meta:word-count="241" meta:character-count="1780" meta:non-whitespace-character-count="1562"/>
    <meta:generator>LibreOffice/7.3.6.2$Linux_X86_64 LibreOffice_project/30$Build-2</meta:generator>
  </office:meta>
</office:document-meta>
</file>